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fo:background-color="#ffffff"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 E V I <text:s/>E W <text:line-break/></text:p>
      <text:p text:style-name="P2">On thesis project on the topic: "billing systems" of fourth-year student of Engineering Faculty, Computer Science and Software branch of Suleyman Demirel University</text:p>
      <text:p text:style-name="P1">Ilyin German Konstatinovich</text:p>
      <text:p text:style-name="P2"><text:line-break/>Submitted for review graduation project is implemented on the Java programming language in accordance with the Java EE5 specification and the use of "JBoss v5.1 application server", "HornetQ v2.2 messaging system", "Vaadin v6.6 web-application framework". </text:p>
      <text:p text:style-name="P2"><text:line-break/>Thesis project is dedicated to the implementation of a prototype of a fail-over billing system of mobile operator capable of withstanding heavy loads. </text:p>
      <text:p text:style-name="P2"><text:line-break/>The project addressed the following tasks: system interaction interface, subscriber sessions monitoring interface, functionality to recharge, check the balance of the subscriber,functionality to request beginning and end of the subscriber sessions, balance charging.</text:p>
      <text:p text:style-name="P2"><text:line-break/>The author explained the urgency of the work, identified the main problem, tested <text:s/>operability and system performance at high loads. </text:p>
      <text:p text:style-name="P2"><text:line-break/>However, apart from the undoubted positive aspects of the thesis can leave the following comment: in the project implemented basic functions only, and not the entire functional range of the actual billing system. <text:line-break/><text:line-break/>In general, the work is done with all the requirements for the diploma project, deserves a good evaluation and qualification computer science engineer. <text:line-break/><text:line-break/>Reviewer: Pyankov V.N. <text:line-break/>Head of software development, <text:line-break/>Company IAFR Irb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man </meta:initial-creator>
    <meta:creation-date>2011-05-26T20:12:19</meta:creation-date>
    <meta:printed-by>German </meta:printed-by>
    <meta:print-date>2011-05-26T20:50:15</meta:print-date>
    <dc:date>2011-05-27T11:32:07</dc:date>
    <dc:creator>German </dc:creator>
    <meta:editing-duration>PT13M55S</meta:editing-duration>
    <meta:editing-cycles>2</meta:editing-cycles>
    <meta:generator>LibreOffice/3.3$Unix LibreOffice_project/330m19$Build-202</meta:generator>
    <meta:document-statistic meta:table-count="0" meta:image-count="0" meta:object-count="0" meta:page-count="1" meta:paragraph-count="8" meta:word-count="209" meta:character-count="1460"/>
  </office:meta>
</office:document-meta>
</file>